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5" draw:id="id5" draw:layer="layout" svg:width="0.127cm" svg:height="0.291cm" svg:x="17.24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4" draw:text-style-name="P1" xml:id="id6" draw:id="id6" draw:layer="layout" svg:width="0.126cm" svg:height="0.291cm" svg:x="16.87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4" draw:text-style-name="P1" xml:id="id7" draw:id="id7" draw:layer="layout" svg:width="0.127cm" svg:height="0.291cm" svg:x="16.53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8" draw:id="id8" draw:layer="layout" svg:width="0.126cm" svg:height="0.291cm" svg:x="11.979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4" draw:text-style-name="P1" xml:id="id9" draw:id="id9" draw:layer="layout" svg:width="0.127cm" svg:height="0.291cm" svg:x="11.63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0" draw:id="id10" draw:layer="layout" svg:width="0.127cm" svg:height="0.291cm" svg:x="7.03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6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7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7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8" draw:text-style-name="P2" draw:layer="layout" svg:width="1.217cm" svg:height="1.376cm" svg:x="2.276cm" svg:y="5.848cm">
          <draw:text-box>
            <text:p text:style-name="P2"><text:span text:style-name="T1">L</text:span></text:p>
          </draw:text-box>
        </draw:frame>
        <draw:frame draw:style-name="gr8" draw:text-style-name="P2" draw:layer="layout" svg:width="1.217cm" svg:height="1.376cm" svg:x="6.677cm" svg:y="5.848cm">
          <draw:text-box>
            <text:p text:style-name="P2"><text:span text:style-name="T1">W</text:span></text:p>
          </draw:text-box>
        </draw:frame>
        <draw:frame draw:style-name="gr8" draw:text-style-name="P2" draw:layer="layout" svg:width="1.217cm" svg:height="1.376cm" svg:x="11.577cm" svg:y="5.848cm">
          <draw:text-box>
            <text:p text:style-name="P2"><text:span text:style-name="T1">L</text:span></text:p>
          </draw:text-box>
        </draw:frame>
        <draw:frame draw:style-name="gr8" draw:text-style-name="P2" draw:layer="layout" svg:width="1.217cm" svg:height="1.376cm" svg:x="21.478cm" svg:y="5.848cm">
          <draw:text-box>
            <text:p text:style-name="P2"><text:span text:style-name="T1">L</text:span></text:p>
          </draw:text-box>
        </draw:frame>
        <draw:frame draw:style-name="gr8" draw:text-style-name="P2" draw:layer="layout" svg:width="1.217cm" svg:height="1.376cm" svg:x="16.278cm" svg:y="5.848cm">
          <draw:text-box>
            <text:p text:style-name="P2"><text:span text:style-name="T1">W</text:span></text:p>
          </draw:text-box>
        </draw:frame>
        <draw:frame draw:style-name="gr9" draw:text-style-name="P3" draw:layer="layout" svg:width="2.208cm" svg:height="1.119cm" svg:x="10.934cm" svg:y="1.302cm">
          <draw:text-box>
            <text:p><text:span text:style-name="T2">k = 1</text:span></text:p>
          </draw:text-box>
        </draw:frame>
        <draw:custom-shape draw:style-name="gr10" draw:text-style-name="P1" draw:layer="layout" svg:width="14.235cm" svg:height="4.392cm" svg:x="9.393cm" svg:y="2.8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4T11:37:06.048502345</dc:date>
    <dc:creator>elucterio </dc:creator>
    <meta:editing-duration>PT12H44M57S</meta:editing-duration>
    <meta:editing-cycles>9</meta:editing-cycles>
    <meta:generator>LibreOffice/4.2.8.2$Linux_X86_64 LibreOffice_project/420m0$Build-2</meta:generator>
    <meta:document-statistic meta:object-count="36"/>
  </office:meta>
</office:document-meta>
</file>